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FilenameFilter.RegexFilenameFilter( PatternCache cache , PatternMatcher matcher , String regex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FilenameFilter.RegexFilenameFilter( PatternCache cache , Pattern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FilenameFilter.RegexFilenameFilter( String engine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exFilenameFilter.setFilterExpression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FilenameFilter.setFilterExpression( String regex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FilenameFilter.RegexFilenameFilter( PatternMatching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FilenameFilter.accept( File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FilenameFilter.RegexFilenameFilter( PatternCache cache , PatternMatcher matcher ,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FilenameFilter.accept( File dir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